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9a6bb" officeooo:paragraph-rsid="0019a6bb"/>
    </style:style>
    <style:style style:name="P2" style:family="paragraph" style:parent-style-name="Text_20_body">
      <style:text-properties fo:language="en" fo:country="US" officeooo:rsid="001a215e" officeooo:paragraph-rsid="001a215e"/>
    </style:style>
    <style:style style:name="P3" style:family="paragraph" style:parent-style-name="Text_20_body">
      <style:text-properties fo:language="en" fo:country="US" officeooo:rsid="001b0cb1" officeooo:paragraph-rsid="001b0cb1"/>
    </style:style>
    <style:style style:name="P4" style:family="paragraph" style:parent-style-name="Text_20_body">
      <style:text-properties fo:language="en" fo:country="US" officeooo:rsid="001ca4ac" officeooo:paragraph-rsid="001ca4ac"/>
    </style:style>
    <style:style style:name="P5" style:family="paragraph" style:parent-style-name="Text_20_body">
      <style:text-properties fo:language="en" fo:country="US" officeooo:rsid="0020ad19" officeooo:paragraph-rsid="0020ad19"/>
    </style:style>
    <style:style style:name="P6" style:family="paragraph" style:parent-style-name="Text_20_body">
      <style:text-properties fo:language="en" fo:country="US" officeooo:rsid="0039d348" officeooo:paragraph-rsid="0039d348"/>
    </style:style>
    <style:style style:name="P7" style:family="paragraph" style:parent-style-name="Text_20_body">
      <style:text-properties fo:language="en" fo:country="US" officeooo:rsid="005e7fae" officeooo:paragraph-rsid="005e7fae"/>
    </style:style>
    <style:style style:name="P8" style:family="paragraph" style:parent-style-name="Text_20_body">
      <style:text-properties fo:language="en" fo:country="US" officeooo:rsid="0021ae3c" officeooo:paragraph-rsid="0021ae3c"/>
    </style:style>
    <style:style style:name="P9" style:family="paragraph" style:parent-style-name="Text_20_body">
      <style:text-properties officeooo:rsid="00259e68" officeooo:paragraph-rsid="00259e68"/>
    </style:style>
    <style:style style:name="P10" style:family="paragraph" style:parent-style-name="Text_20_body">
      <style:text-properties officeooo:rsid="00283344" officeooo:paragraph-rsid="003f08a3"/>
    </style:style>
    <style:style style:name="P11" style:family="paragraph" style:parent-style-name="Text_20_body">
      <style:text-properties officeooo:rsid="00283344" officeooo:paragraph-rsid="005e7fae"/>
    </style:style>
    <style:style style:name="P12" style:family="paragraph" style:parent-style-name="Text_20_body">
      <style:text-properties officeooo:rsid="002b7762" officeooo:paragraph-rsid="0040ebb0"/>
    </style:style>
    <style:style style:name="P13" style:family="paragraph" style:parent-style-name="Text_20_body">
      <style:text-properties officeooo:rsid="002e5d24" officeooo:paragraph-rsid="003f08a3"/>
    </style:style>
    <style:style style:name="P14" style:family="paragraph" style:parent-style-name="Text_20_body">
      <style:text-properties officeooo:rsid="00330174" officeooo:paragraph-rsid="00416c87"/>
    </style:style>
    <style:style style:name="P15" style:family="paragraph" style:parent-style-name="Text_20_body">
      <style:text-properties officeooo:rsid="0037860f" officeooo:paragraph-rsid="003d0c92"/>
    </style:style>
    <style:style style:name="P16" style:family="paragraph" style:parent-style-name="Text_20_body">
      <style:text-properties officeooo:rsid="0037860f" officeooo:paragraph-rsid="0037860f"/>
    </style:style>
    <style:style style:name="P17" style:family="paragraph" style:parent-style-name="Text_20_body">
      <style:text-properties officeooo:rsid="0037febf" officeooo:paragraph-rsid="003d0c92"/>
    </style:style>
    <style:style style:name="P18" style:family="paragraph" style:parent-style-name="Text_20_body">
      <style:text-properties officeooo:rsid="00399d40" officeooo:paragraph-rsid="003d0c92"/>
    </style:style>
    <style:style style:name="P19" style:family="paragraph" style:parent-style-name="Text_20_body">
      <style:text-properties officeooo:rsid="003d0c92" officeooo:paragraph-rsid="003d0c92"/>
    </style:style>
    <style:style style:name="P20" style:family="paragraph" style:parent-style-name="Text_20_body">
      <style:text-properties officeooo:rsid="003f08a3" officeooo:paragraph-rsid="003f08a3"/>
    </style:style>
    <style:style style:name="P21" style:family="paragraph" style:parent-style-name="Text_20_body">
      <style:text-properties officeooo:rsid="0040ebb0" officeooo:paragraph-rsid="0040ebb0"/>
    </style:style>
    <style:style style:name="P22" style:family="paragraph" style:parent-style-name="Text_20_body">
      <style:text-properties officeooo:rsid="00449cf6" officeooo:paragraph-rsid="00449cf6"/>
    </style:style>
    <style:style style:name="P23" style:family="paragraph" style:parent-style-name="Text_20_body">
      <style:text-properties officeooo:rsid="00462784" officeooo:paragraph-rsid="00462784"/>
    </style:style>
    <style:style style:name="P24" style:family="paragraph" style:parent-style-name="Text_20_body">
      <style:text-properties officeooo:rsid="00462784" officeooo:paragraph-rsid="0056adc8"/>
    </style:style>
    <style:style style:name="P25" style:family="paragraph" style:parent-style-name="Text_20_body">
      <style:text-properties officeooo:rsid="00466e1f" officeooo:paragraph-rsid="00466e1f"/>
    </style:style>
    <style:style style:name="P26" style:family="paragraph" style:parent-style-name="Text_20_body">
      <style:text-properties officeooo:rsid="00471e78" officeooo:paragraph-rsid="00471e78"/>
    </style:style>
    <style:style style:name="P27" style:family="paragraph" style:parent-style-name="Text_20_body">
      <style:text-properties officeooo:rsid="0049757e" officeooo:paragraph-rsid="0049757e"/>
    </style:style>
    <style:style style:name="P28" style:family="paragraph" style:parent-style-name="Text_20_body">
      <style:text-properties officeooo:rsid="0049b94c" officeooo:paragraph-rsid="0049ff7a"/>
    </style:style>
    <style:style style:name="P29" style:family="paragraph" style:parent-style-name="Text_20_body">
      <style:text-properties officeooo:rsid="004b5725" officeooo:paragraph-rsid="005e7fae"/>
    </style:style>
    <style:style style:name="P30" style:family="paragraph" style:parent-style-name="Text_20_body">
      <style:text-properties officeooo:rsid="004d1f21" officeooo:paragraph-rsid="005e7fae"/>
    </style:style>
    <style:style style:name="P31" style:family="paragraph" style:parent-style-name="Text_20_body">
      <style:text-properties officeooo:rsid="004fc693" officeooo:paragraph-rsid="005e7fae"/>
    </style:style>
    <style:style style:name="P32" style:family="paragraph" style:parent-style-name="Text_20_body">
      <style:text-properties officeooo:rsid="004fc693" officeooo:paragraph-rsid="00647537"/>
    </style:style>
    <style:style style:name="P33" style:family="paragraph" style:parent-style-name="Text_20_body">
      <style:text-properties officeooo:rsid="0050b37d" officeooo:paragraph-rsid="005e7fae"/>
    </style:style>
    <style:style style:name="P34" style:family="paragraph" style:parent-style-name="Text_20_body">
      <style:text-properties officeooo:rsid="0051c583" officeooo:paragraph-rsid="0051c583"/>
    </style:style>
    <style:style style:name="P35" style:family="paragraph" style:parent-style-name="Text_20_body">
      <style:text-properties officeooo:rsid="0051c583" officeooo:paragraph-rsid="00550eba"/>
    </style:style>
    <style:style style:name="P36" style:family="paragraph" style:parent-style-name="Text_20_body">
      <style:text-properties officeooo:rsid="0056adc8" officeooo:paragraph-rsid="0056adc8"/>
    </style:style>
    <style:style style:name="P37" style:family="paragraph" style:parent-style-name="Text_20_body">
      <style:text-properties officeooo:rsid="005e7fae" officeooo:paragraph-rsid="005e7fae"/>
    </style:style>
    <style:style style:name="P38" style:family="paragraph" style:parent-style-name="Text_20_body">
      <style:text-properties officeooo:rsid="0034dfe4" officeooo:paragraph-rsid="003d0c92"/>
    </style:style>
    <style:style style:name="P39" style:family="paragraph" style:parent-style-name="Text_20_body">
      <style:text-properties officeooo:rsid="005f9129" officeooo:paragraph-rsid="005f9129"/>
    </style:style>
    <style:style style:name="P40" style:family="paragraph" style:parent-style-name="Text_20_body">
      <style:text-properties officeooo:rsid="0060d33f" officeooo:paragraph-rsid="0060d33f"/>
    </style:style>
    <style:style style:name="P41" style:family="paragraph" style:parent-style-name="Text_20_body">
      <style:text-properties officeooo:rsid="0061cee5" officeooo:paragraph-rsid="0061cee5"/>
    </style:style>
    <style:style style:name="P42" style:family="paragraph" style:parent-style-name="Title">
      <style:text-properties fo:language="en" fo:country="US" officeooo:rsid="0019a6bb" officeooo:paragraph-rsid="0019a6bb"/>
    </style:style>
    <style:style style:name="P43" style:family="paragraph" style:parent-style-name="Preformatted_20_Text">
      <style:text-properties officeooo:rsid="00259e68" officeooo:paragraph-rsid="003f08a3"/>
    </style:style>
    <style:style style:name="P44" style:family="paragraph" style:parent-style-name="Preformatted_20_Text">
      <style:text-properties officeooo:rsid="00259e68" officeooo:paragraph-rsid="00416c87"/>
    </style:style>
    <style:style style:name="P45" style:family="paragraph" style:parent-style-name="Preformatted_20_Text">
      <style:text-properties officeooo:rsid="00283344" officeooo:paragraph-rsid="005e7fae"/>
    </style:style>
    <style:style style:name="P46" style:family="paragraph" style:parent-style-name="Preformatted_20_Text">
      <style:text-properties officeooo:rsid="00399d40" officeooo:paragraph-rsid="003d0c92"/>
    </style:style>
    <style:style style:name="P47" style:family="paragraph" style:parent-style-name="Preformatted_20_Text">
      <style:text-properties officeooo:paragraph-rsid="003f08a3"/>
    </style:style>
    <style:style style:name="P48" style:family="paragraph" style:parent-style-name="Preformatted_20_Text">
      <style:text-properties officeooo:rsid="0049ff7a" officeooo:paragraph-rsid="0049ff7a"/>
    </style:style>
    <style:style style:name="P49" style:family="paragraph" style:parent-style-name="Preformatted_20_Text">
      <style:text-properties officeooo:paragraph-rsid="0049ff7a"/>
    </style:style>
    <style:style style:name="P50" style:family="paragraph" style:parent-style-name="Preformatted_20_Text">
      <style:text-properties officeooo:rsid="0051c583" officeooo:paragraph-rsid="0051c583"/>
    </style:style>
    <style:style style:name="P51" style:family="paragraph" style:parent-style-name="Preformatted_20_Text">
      <style:text-properties officeooo:paragraph-rsid="0051c583"/>
    </style:style>
    <style:style style:name="P52" style:family="paragraph" style:parent-style-name="Preformatted_20_Text">
      <style:text-properties officeooo:rsid="00550eba" officeooo:paragraph-rsid="00550eba"/>
    </style:style>
    <style:style style:name="P53" style:family="paragraph" style:parent-style-name="Preformatted_20_Text">
      <style:text-properties officeooo:paragraph-rsid="0056adc8"/>
    </style:style>
    <style:style style:name="P54" style:family="paragraph" style:parent-style-name="Preformatted_20_Text">
      <style:text-properties officeooo:paragraph-rsid="005e7fae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Heading_20_1">
      <style:text-properties fo:language="en" fo:country="US" officeooo:rsid="0019a6bb" officeooo:paragraph-rsid="0019a6bb"/>
    </style:style>
    <style:style style:name="P62" style:family="paragraph" style:parent-style-name="Heading_20_1">
      <style:text-properties fo:language="en" fo:country="US" officeooo:rsid="001b0cb1" officeooo:paragraph-rsid="001b0cb1"/>
    </style:style>
    <style:style style:name="P63" style:family="paragraph" style:parent-style-name="Heading_20_1">
      <style:text-properties officeooo:rsid="005e7fae" officeooo:paragraph-rsid="005e7fae"/>
    </style:style>
    <style:style style:name="P64" style:family="paragraph" style:parent-style-name="Heading_20_1">
      <style:text-properties officeooo:rsid="00259e68" officeooo:paragraph-rsid="00259e68"/>
    </style:style>
    <style:style style:name="P65" style:family="paragraph" style:parent-style-name="Heading_20_2">
      <style:text-properties officeooo:paragraph-rsid="0067e91e"/>
    </style:style>
    <style:style style:name="P66" style:family="paragraph" style:parent-style-name="Heading_20_2">
      <style:text-properties officeooo:rsid="0040ebb0" officeooo:paragraph-rsid="0040ebb0"/>
    </style:style>
    <style:style style:name="P67" style:family="paragraph" style:parent-style-name="Heading_20_2">
      <style:text-properties officeooo:rsid="003d0c92" officeooo:paragraph-rsid="003d0c92"/>
    </style:style>
    <style:style style:name="P68" style:family="paragraph" style:parent-style-name="Heading_20_2">
      <style:text-properties officeooo:rsid="004d1f21" officeooo:paragraph-rsid="005e7fae"/>
    </style:style>
    <style:style style:name="P69" style:family="paragraph" style:parent-style-name="Heading_20_2">
      <style:text-properties officeooo:rsid="00416c87" officeooo:paragraph-rsid="00416c87"/>
    </style:style>
    <style:style style:name="P70" style:family="paragraph" style:parent-style-name="Heading_20_2">
      <style:text-properties officeooo:rsid="003f08a3" officeooo:paragraph-rsid="004eb33a"/>
    </style:style>
    <style:style style:name="P71" style:family="paragraph" style:parent-style-name="Heading_20_3">
      <style:text-properties officeooo:rsid="0051c583" officeooo:paragraph-rsid="0051c583"/>
    </style:style>
    <style:style style:name="P72" style:family="paragraph" style:parent-style-name="Heading_20_3">
      <style:text-properties officeooo:paragraph-rsid="0051c583"/>
    </style:style>
    <style:style style:name="P73" style:family="paragraph" style:parent-style-name="Heading_20_3">
      <style:text-properties officeooo:paragraph-rsid="003d0c92"/>
    </style:style>
    <style:style style:name="P74" style:family="paragraph" style:parent-style-name="Heading_20_3">
      <style:text-properties officeooo:rsid="00471e78" officeooo:paragraph-rsid="00471e78"/>
    </style:style>
    <style:style style:name="P75" style:family="paragraph" style:parent-style-name="Heading_20_3">
      <style:text-properties officeooo:rsid="004fc693" officeooo:paragraph-rsid="005e7fae"/>
    </style:style>
    <style:style style:name="P76" style:family="paragraph" style:parent-style-name="Heading_20_3">
      <style:text-properties officeooo:paragraph-rsid="005e7fae"/>
    </style:style>
    <style:style style:name="P77" style:family="paragraph" style:parent-style-name="Heading_20_3">
      <style:text-properties officeooo:rsid="004b5725" officeooo:paragraph-rsid="005e7fae"/>
    </style:style>
    <style:style style:name="P78" style:family="paragraph" style:parent-style-name="Heading_20_3">
      <style:text-properties officeooo:rsid="0060d33f" officeooo:paragraph-rsid="0060d33f"/>
    </style:style>
    <style:style style:name="P79" style:family="paragraph" style:parent-style-name="Heading_20_3">
      <style:text-properties officeooo:rsid="00462784" officeooo:paragraph-rsid="00462784"/>
    </style:style>
    <style:style style:name="P80" style:family="paragraph" style:parent-style-name="Heading_20_3">
      <style:text-properties officeooo:paragraph-rsid="00416c87"/>
    </style:style>
    <style:style style:name="P81" style:family="paragraph" style:parent-style-name="Heading_20_3">
      <style:text-properties officeooo:paragraph-rsid="0056adc8"/>
    </style:style>
    <style:style style:name="P82" style:family="paragraph" style:parent-style-name="Heading_20_3">
      <style:text-properties officeooo:paragraph-rsid="0049ff7a"/>
    </style:style>
    <style:style style:name="P83" style:family="paragraph" style:parent-style-name="Heading_20_3">
      <style:text-properties officeooo:rsid="0056adc8" officeooo:paragraph-rsid="0056adc8"/>
    </style:style>
    <style:style style:name="P84" style:family="paragraph" style:parent-style-name="Text_20_body" style:list-style-name="L1">
      <style:text-properties fo:language="en" fo:country="US" officeooo:rsid="005e7fae" officeooo:paragraph-rsid="005e7fae"/>
    </style:style>
    <style:style style:name="P85" style:family="paragraph" style:parent-style-name="Text_20_body" style:list-style-name="L2">
      <style:text-properties fo:language="en" fo:country="US" officeooo:rsid="001b0cb1" officeooo:paragraph-rsid="001b0cb1"/>
    </style:style>
    <style:style style:name="P86" style:family="paragraph" style:parent-style-name="Text_20_body" style:list-style-name="L2">
      <style:text-properties fo:language="en" fo:country="US" officeooo:rsid="005b110c" officeooo:paragraph-rsid="005b110c"/>
    </style:style>
    <style:style style:name="P87" style:family="paragraph" style:parent-style-name="Text_20_body" style:list-style-name="L3">
      <style:text-properties fo:language="en" fo:country="US" officeooo:rsid="0020ad19" officeooo:paragraph-rsid="0020ad19"/>
    </style:style>
    <style:style style:name="P88" style:family="paragraph" style:parent-style-name="Text_20_body" style:list-style-name="L4">
      <style:text-properties officeooo:rsid="002e5d24" officeooo:paragraph-rsid="003f08a3"/>
    </style:style>
    <style:style style:name="T1" style:family="text">
      <style:text-properties officeooo:rsid="001bc140"/>
    </style:style>
    <style:style style:name="T2" style:family="text">
      <style:text-properties officeooo:rsid="001ca4ac"/>
    </style:style>
    <style:style style:name="T3" style:family="text">
      <style:text-properties officeooo:rsid="001d1d92"/>
    </style:style>
    <style:style style:name="T4" style:family="text">
      <style:text-properties officeooo:rsid="0021ae3c"/>
    </style:style>
    <style:style style:name="T5" style:family="text">
      <style:text-properties officeooo:rsid="002a3132"/>
    </style:style>
    <style:style style:name="T6" style:family="text">
      <style:text-properties officeooo:rsid="002e5d24"/>
    </style:style>
    <style:style style:name="T7" style:family="text">
      <style:text-properties officeooo:rsid="00311389"/>
    </style:style>
    <style:style style:name="T8" style:family="text">
      <style:text-properties officeooo:rsid="00353259"/>
    </style:style>
    <style:style style:name="T9" style:family="text">
      <style:text-properties officeooo:rsid="00359f1f"/>
    </style:style>
    <style:style style:name="T10" style:family="text">
      <style:text-properties officeooo:rsid="0049ff7a"/>
    </style:style>
    <style:style style:name="T11" style:family="text">
      <style:text-properties officeooo:rsid="004eb33a"/>
    </style:style>
    <style:style style:name="T12" style:family="text">
      <style:text-properties officeooo:rsid="0051c583"/>
    </style:style>
    <style:style style:name="T13" style:family="text">
      <style:text-properties officeooo:rsid="00550eba"/>
    </style:style>
    <style:style style:name="T14" style:family="text">
      <style:text-properties officeooo:rsid="005ab21d"/>
    </style:style>
    <style:style style:name="T15" style:family="text">
      <style:text-properties officeooo:rsid="005b110c"/>
    </style:style>
    <style:style style:name="T16" style:family="text">
      <style:text-properties officeooo:rsid="005bc3c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b0cb1"/>
    </style:style>
    <style:style style:name="T19" style:family="text">
      <style:text-properties officeooo:rsid="005f9129"/>
    </style:style>
    <style:style style:name="T20" style:family="text">
      <style:text-properties officeooo:rsid="0060a6a0"/>
    </style:style>
    <style:style style:name="T21" style:family="text">
      <style:text-properties officeooo:rsid="0060d33f"/>
    </style:style>
    <style:style style:name="T22" style:family="text">
      <style:text-properties officeooo:rsid="0061cee5"/>
    </style:style>
    <style:style style:name="T23" style:family="text">
      <style:text-properties officeooo:rsid="0062a070"/>
    </style:style>
    <style:style style:name="T24" style:family="text">
      <style:text-properties officeooo:rsid="006475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Scripting</text:p>
      <text:table-of-content text:style-name="Sect1" text:protected="true" text:name="Sumario1">
        <text:table-of-content-source text:outline-level="3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5"><text:a xlink:type="simple" xlink:href="#__RefHeading___Toc267_360127094" text:style-name="Index_20_Link" text:visited-style-name="Index_20_Link">Introduction<text:tab/>2</text:a></text:p>
          <text:p text:style-name="P55"><text:a xlink:type="simple" xlink:href="#__RefHeading___Toc269_360127094" text:style-name="Index_20_Link" text:visited-style-name="Index_20_Link">How are loaded and executed<text:tab/>2</text:a></text:p>
          <text:p text:style-name="P55"><text:a xlink:type="simple" xlink:href="#__RefHeading___Toc910_75464556" text:style-name="Index_20_Link" text:visited-style-name="Index_20_Link">Hooks<text:tab/>2</text:a></text:p>
          <text:p text:style-name="P57"><text:a xlink:type="simple" xlink:href="#__RefHeading___Toc912_75464556" text:style-name="Index_20_Link" text:visited-style-name="Index_20_Link">:ini<text:tab/>3</text:a></text:p>
          <text:p text:style-name="P57"><text:a xlink:type="simple" xlink:href="#__RefHeading___Toc914_75464556" text:style-name="Index_20_Link" text:visited-style-name="Index_20_Link">:loadFile<text:tab/>3</text:a></text:p>
          <text:p text:style-name="P56"><text:a xlink:type="simple" xlink:href="#__RefHeading___Toc741_103103019" text:style-name="Index_20_Link" text:visited-style-name="Index_20_Link">:saveFile<text:tab/>3</text:a></text:p>
          <text:p text:style-name="P55"><text:a xlink:type="simple" xlink:href="#__RefHeading___Toc275_360127094" text:style-name="Index_20_Link" text:visited-style-name="Index_20_Link">Routines<text:tab/>3</text:a></text:p>
          <text:p text:style-name="P57"><text:a xlink:type="simple" xlink:href="#__RefHeading___Toc331_360127094" text:style-name="Index_20_Link" text:visited-style-name="Index_20_Link">GUI<text:tab/>3</text:a></text:p>
          <text:p text:style-name="P56"><text:a xlink:type="simple" xlink:href="#__RefHeading___Toc441_360127094" text:style-name="Index_20_Link" text:visited-style-name="Index_20_Link">MessageBox<text:tab/>3</text:a></text:p>
          <text:p text:style-name="P56"><text:a xlink:type="simple" xlink:href="#__RefHeading___Toc507_360127094" text:style-name="Index_20_Link" text:visited-style-name="Index_20_Link">PromptBox<text:tab/>3</text:a></text:p>
          <text:p text:style-name="P56"><text:a xlink:type="simple" xlink:href="#__RefHeading___Toc509_360127094" text:style-name="Index_20_Link" text:visited-style-name="Index_20_Link">QuestionBox<text:tab/>3</text:a></text:p>
          <text:p text:style-name="P57"><text:a xlink:type="simple" xlink:href="#__RefHeading___Toc317_360127094" text:style-name="Index_20_Link" text:visited-style-name="Index_20_Link">Selection<text:tab/>3</text:a></text:p>
          <text:p text:style-name="P56"><text:a xlink:type="simple" xlink:href="#__RefHeading___Toc445_360127094" text:style-name="Index_20_Link" text:visited-style-name="Index_20_Link">CancelSelection<text:tab/>4</text:a></text:p>
          <text:p text:style-name="P56"><text:a xlink:type="simple" xlink:href="#__RefHeading___Toc304_360127094" text:style-name="Index_20_Link" text:visited-style-name="Index_20_Link">GetSelectedText<text:tab/>4</text:a></text:p>
          <text:p text:style-name="P56"><text:a xlink:type="simple" xlink:href="#__RefHeading___Toc447_360127094" text:style-name="Index_20_Link" text:visited-style-name="Index_20_Link">SelectionLength<text:tab/>4</text:a></text:p>
          <text:p text:style-name="P56"><text:a xlink:type="simple" xlink:href="#__RefHeading___Toc474_360127094" text:style-name="Index_20_Link" text:visited-style-name="Index_20_Link">SelectLine<text:tab/>4</text:a></text:p>
          <text:p text:style-name="P56"><text:a xlink:type="simple" xlink:href="#__RefHeading___Toc310_360127094" text:style-name="Index_20_Link" text:visited-style-name="Index_20_Link">SelectWord<text:tab/>4</text:a></text:p>
          <text:p text:style-name="P56"><text:a xlink:type="simple" xlink:href="#__RefHeading___Toc470_360127094" text:style-name="Index_20_Link" text:visited-style-name="Index_20_Link">StartSelection<text:tab/>4</text:a></text:p>
          <text:p text:style-name="P56"><text:a xlink:type="simple" xlink:href="#__RefHeading___Toc472_360127094" text:style-name="Index_20_Link" text:visited-style-name="Index_20_Link">StopSelection<text:tab/>4</text:a></text:p>
          <text:p text:style-name="P57"><text:a xlink:type="simple" xlink:href="#__RefHeading___Toc538_360127094" text:style-name="Index_20_Link" text:visited-style-name="Index_20_Link">Script<text:tab/>4</text:a></text:p>
          <text:p text:style-name="P56"><text:a xlink:type="simple" xlink:href="#__RefHeading___Toc498_360127094" text:style-name="Index_20_Link" text:visited-style-name="Index_20_Link">ClearMemory<text:tab/>4</text:a></text:p>
          <text:p text:style-name="P56"><text:a xlink:type="simple" xlink:href="#__RefHeading___Toc500_360127094" text:style-name="Index_20_Link" text:visited-style-name="Index_20_Link">ClearStack<text:tab/>4</text:a></text:p>
          <text:p text:style-name="P56"><text:a xlink:type="simple" xlink:href="#__RefHeading___Toc502_360127094" text:style-name="Index_20_Link" text:visited-style-name="Index_20_Link">ExecuteScript<text:tab/>4</text:a></text:p>
          <text:p text:style-name="P56"><text:a xlink:type="simple" xlink:href="#__RefHeading___Toc489_360127094" text:style-name="Index_20_Link" text:visited-style-name="Index_20_Link">RunScripFile<text:tab/>5</text:a></text:p>
          <text:p text:style-name="P56"><text:a xlink:type="simple" xlink:href="#__RefHeading___Toc540_360127094" text:style-name="Index_20_Link" text:visited-style-name="Index_20_Link">UnsetHook<text:tab/>5</text:a></text:p>
          <text:p text:style-name="P56"><text:a xlink:type="simple" xlink:href="#__RefHeading___Toc283_360127094" text:style-name="Index_20_Link" text:visited-style-name="Index_20_Link">SetHook<text:tab/>5</text:a></text:p>
          <text:p text:style-name="P57"><text:a xlink:type="simple" xlink:href="#__RefHeading___Toc335_360127094" text:style-name="Index_20_Link" text:visited-style-name="Index_20_Link">Source edition<text:tab/>5</text:a></text:p>
          <text:p text:style-name="P56"><text:a xlink:type="simple" xlink:href="#__RefHeading___Toc916_75464556" text:style-name="Index_20_Link" text:visited-style-name="Index_20_Link">FileName<text:tab/>5</text:a></text:p>
          <text:p text:style-name="P56"><text:a xlink:type="simple" xlink:href="#__RefHeading___Toc458_360127094" text:style-name="Index_20_Link" text:visited-style-name="Index_20_Link">GetX<text:tab/>5</text:a></text:p>
          <text:p text:style-name="P56"><text:a xlink:type="simple" xlink:href="#__RefHeading___Toc460_360127094" text:style-name="Index_20_Link" text:visited-style-name="Index_20_Link">GetY<text:tab/>5</text:a></text:p>
          <text:p text:style-name="P56"><text:a xlink:type="simple" xlink:href="#__RefHeading___Toc449_360127094" text:style-name="Index_20_Link" text:visited-style-name="Index_20_Link">InsertText<text:tab/>5</text:a></text:p>
          <text:p text:style-name="P56"><text:a xlink:type="simple" xlink:href="#__RefHeading___Toc462_360127094" text:style-name="Index_20_Link" text:visited-style-name="Index_20_Link">MoveDown<text:tab/>5</text:a></text:p>
          <text:p text:style-name="P56"><text:a xlink:type="simple" xlink:href="#__RefHeading___Toc476_360127094" text:style-name="Index_20_Link" text:visited-style-name="Index_20_Link">MoveEnd<text:tab/>5</text:a></text:p>
          <text:p text:style-name="P56"><text:a xlink:type="simple" xlink:href="#__RefHeading___Toc515_360127094" text:style-name="Index_20_Link" text:visited-style-name="Index_20_Link">MoveLeft<text:tab/>5</text:a></text:p>
          <text:p text:style-name="P56"><text:a xlink:type="simple" xlink:href="#__RefHeading___Toc468_360127094" text:style-name="Index_20_Link" text:visited-style-name="Index_20_Link">MoveRight<text:tab/>5</text:a></text:p>
          <text:p text:style-name="P56"><text:a xlink:type="simple" xlink:href="#__RefHeading___Toc478_360127094" text:style-name="Index_20_Link" text:visited-style-name="Index_20_Link">MoveStart<text:tab/>6</text:a></text:p>
          <text:p text:style-name="P56"><text:a xlink:type="simple" xlink:href="#__RefHeading___Toc517_360127094" text:style-name="Index_20_Link" text:visited-style-name="Index_20_Link">MoveUp<text:tab/>6</text:a></text:p>
          <text:p text:style-name="P56"><text:a xlink:type="simple" xlink:href="#__RefHeading___Toc483_360127094" text:style-name="Index_20_Link" text:visited-style-name="Index_20_Link">SetX<text:tab/>6</text:a></text:p>
          <text:p text:style-name="P56"><text:a xlink:type="simple" xlink:href="#__RefHeading___Toc485_360127094" text:style-name="Index_20_Link" text:visited-style-name="Index_20_Link">SetY<text:tab/>6</text:a></text:p>
          <text:p text:style-name="P57"><text:a xlink:type="simple" xlink:href="#__RefHeading___Toc504_360127094" text:style-name="Index_20_Link" text:visited-style-name="Index_20_Link">Strings<text:tab/>6</text:a></text:p>
          <text:p text:style-name="P56"><text:a xlink:type="simple" xlink:href="#__RefHeading___Toc451_360127094" text:style-name="Index_20_Link" text:visited-style-name="Index_20_Link">LowerCase<text:tab/>6</text:a></text:p>
          <text:p text:style-name="P56"><text:a xlink:type="simple" xlink:href="#__RefHeading___Toc520_360127094" text:style-name="Index_20_Link" text:visited-style-name="Index_20_Link">StrCat<text:tab/>6</text:a></text:p>
          <text:p text:style-name="P56"><text:a xlink:type="simple" xlink:href="#__RefHeading___Toc453_360127094" text:style-name="Index_20_Link" text:visited-style-name="Index_20_Link">StrComp<text:tab/>6</text:a></text:p>
          <text:p text:style-name="P56"><text:a xlink:type="simple" xlink:href="#__RefHeading___Toc291_360127094" text:style-name="Index_20_Link" text:visited-style-name="Index_20_Link">StriComp<text:tab/>6</text:a></text:p>
          <text:p text:style-name="P56"><text:a xlink:type="simple" xlink:href="#__RefHeading___Toc455_360127094" text:style-name="Index_20_Link" text:visited-style-name="Index_20_Link">UpperCase<text:tab/>7</text:a></text:p>
        </text:index-body>
      </text:table-of-content>
      <text:h text:style-name="P61" text:outline-level="1"><text:bookmark-start text:name="__RefHeading___Toc267_360127094"/><text:soft-page-break/>Introduction<text:bookmark-end text:name="__RefHeading___Toc267_360127094"/></text:h>
      <text:p text:style-name="P1">This document explains how the scripting works.</text:p>
      <text:p text:style-name="P2">Note currently I’m experimenting concepts.</text:p>
      <text:p text:style-name="P3">The scripting engine is BAScript, a pet project I created years ago. <text:s/>I know it would be better to use other scripting engine (i.e. PascalScript, Lua…) but as I’ve said I’m experimenting and I’m more <text:span text:style-name="T1">comfortable</text:span> with BAScript than with any other scripting <text:span text:style-name="T1">language.</text:span> <text:s/>Once finished the experimenting phase I’ll evaluate which one to use.</text:p>
      <text:p text:style-name="P6">BAScript was inspired by FORTH.</text:p>
      <text:h text:style-name="P62" text:outline-level="1"><text:bookmark-start text:name="__RefHeading___Toc269_360127094"/>How are <text:span text:style-name="T14">loaded and</text:span> executed<text:bookmark-end text:name="__RefHeading___Toc269_360127094"/></text:h>
      <text:p text:style-name="P37"><text:span text:style-name="T18">S</text:span><text:span text:style-name="T17">cripts are executed when triggered by different events:</text:span></text:p>
      <text:list xml:id="list1265071511" text:style-name="L1">
        <text:list-item>
          <text:p text:style-name="P84">At application initialization.</text:p>
        </text:list-item>
        <text:list-item>
          <text:p text:style-name="P84">When user presses keys.</text:p>
        </text:list-item>
        <text:list-item>
          <text:p text:style-name="P84">When some menu options are selected.</text:p>
        </text:list-item>
      </text:list>
      <text:p text:style-name="P7">There <text:span text:style-name="T23">only one</text:span> way to define which routine will be executed: <text:s/>by calling the SetHook routine. <text:s/><text:span text:style-name="T23">The best place to do that is the :ini hook (see below)</text:span>.</text:p>
      <text:p text:style-name="P3">When the app starts, it <text:span text:style-name="T15">searches</text:span> for an “start.prg” file in next directories <text:span text:style-name="T15">in order</text:span>:</text:p>
      <text:list xml:id="list3644716108" text:style-name="L2">
        <text:list-item>
          <text:p text:style-name="P85">The working directory.</text:p>
        </text:list-item>
        <text:list-item>
          <text:p text:style-name="P86">Directory defined by configuration file.</text:p>
        </text:list-item>
        <text:list-item>
          <text:p text:style-name="P85">The configuration directory + “/script/”.</text:p>
        </text:list-item>
        <text:list-item>
          <text:p text:style-name="P85">The global app data directory + “/scripts”. </text:p>
        </text:list-item>
      </text:list>
      <text:p text:style-name="P3">The actual path of these directories depends on the operating system and configuration.</text:p>
      <text:p text:style-name="P3">If file <text:span text:style-name="T16">exists then </text:span>it <text:span text:style-name="T16">is</text:span> load<text:span text:style-name="T16">ed</text:span> it execute<text:span text:style-name="T16">d</text:span> from <text:span text:style-name="T16">label </text:span>“:ini”<text:span text:style-name="T2">.</text:span></text:p>
      <text:p text:style-name="P4">If file <text:span text:style-name="T16">doesn't </text:span>exist then nothing is done.</text:p>
      <text:p text:style-name="P5">Hooks may get parameters from stack. <text:s/>Note that all parameters should be popped by the hook routine. <text:s/>Also hook routines <text:span text:style-name="T4">must</text:span> return <text:span text:style-name="T4">at least </text:span>one parameter through stack:</text:p>
      <text:list xml:id="list2650884216" text:style-name="L3">
        <text:list-item>
          <text:p text:style-name="P87">To tell the caller the hook has override the original behavior it should push 1</text:p>
        </text:list-item>
        <text:list-item>
          <text:p text:style-name="P87">To tell the caller that it should continue with the default behavior it should push 0</text:p>
        </text:list-item>
      </text:list>
      <text:p text:style-name="P8">Other values may be returned also. <text:s/>These and parameters are described in the Hooks section.</text:p>
      <text:h text:style-name="P63" text:outline-level="1"><text:bookmark-start text:name="__RefHeading___Toc910_75464556"/>Hooks<text:bookmark-end text:name="__RefHeading___Toc910_75464556"/></text:h>
      <text:p text:style-name="P37">The hook list, when and how they work.</text:p>
      <text:h text:style-name="Heading_20_2" text:outline-level="2"><text:bookmark-start text:name="__RefHeading___Toc912_75464556"/><text:soft-page-break/>:<text:span text:style-name="T19">ini</text:span><text:bookmark-end text:name="__RefHeading___Toc912_75464556"/></text:h>
      <text:p text:style-name="P39">This hook is executed <text:span text:style-name="T20">just after</text:span> application initialization.</text:p>
      <text:h text:style-name="P65" text:outline-level="2"><text:bookmark-start text:name="__RefHeading___Toc914_75464556"/>:<text:span text:style-name="T21">loadFile</text:span><text:bookmark-end text:name="__RefHeading___Toc914_75464556"/></text:h>
      <text:p text:style-name="P40">This hook is executed just after a file was loaded.</text:p>
      <text:h text:style-name="Heading_20_3" text:outline-level="3"><text:bookmark-start text:name="__RefHeading___Toc741_103103019"/>:<text:span text:style-name="T22">saveFile</text:span><text:bookmark-end text:name="__RefHeading___Toc741_103103019"/></text:h>
      <text:p text:style-name="P41">This hook is executed just before save the file.</text:p>
      <text:p text:style-name="P41">This routine must push a integer value: <text:s/>Non zero to allow save the file or zero (0) to cancel the saving.</text:p>
      <text:h text:style-name="P64" text:outline-level="1"><text:bookmark-start text:name="__RefHeading___Toc275_360127094"/>Routines<text:bookmark-end text:name="__RefHeading___Toc275_360127094"/></text:h>
      <text:p text:style-name="P9">A list of routines that can be used by the script.</text:p>
      <text:p text:style-name="P16">Note that this is the planned list. <text:s/>This list may change in the future.</text:p>
      <text:h text:style-name="P66" text:outline-level="2"><text:bookmark-start text:name="__RefHeading___Toc331_360127094"/>GUI<text:bookmark-end text:name="__RefHeading___Toc331_360127094"/></text:h>
      <text:p text:style-name="P21">Routines to work with the GUI.</text:p>
      <text:h text:style-name="P71" text:outline-level="3"><text:bookmark-start text:name="__RefHeading___Toc441_360127094"/>MessageBox<text:bookmark-end text:name="__RefHeading___Toc441_360127094"/></text:h>
      <text:p text:style-name="P12">Shows a message in a box:</text:p>
      <text:p text:style-name="Preformatted_20_Text">“<text:span text:style-name="T12">Title” </text:span>“Message” CALL:<text:span text:style-name="T12">MessageBox</text:span></text:p>
      <text:h text:style-name="P72" text:outline-level="3"><text:bookmark-start text:name="__RefHeading___Toc507_360127094"/>PromptBox<text:bookmark-end text:name="__RefHeading___Toc507_360127094"/></text:h>
      <text:p text:style-name="P35">Shows a box with a question and returns the <text:span text:style-name="T13">user input <text:s/>if “Accept” button pressed or empty string if “Cancel” button pressed</text:span>.</text:p>
      <text:p text:style-name="Preformatted_20_Text">; <text:span text:style-name="T13">Silly example.</text:span></text:p>
      <text:p text:style-name="Preformatted_20_Text">“<text:span text:style-name="T13">The Hello World script” “What’s your name?” CALL:PromptBox $Input</text:span></text:p>
      <text:p text:style-name="P52">Input ‘’ CALL:StrComp NOT IF</text:p>
      <text:p text:style-name="P52"><text:s text:c="2"/>Input “Hello, “ CALL:StrCat ; Builds the message.</text:p>
      <text:p text:style-name="P52">ELSE</text:p>
      <text:p text:style-name="P52"><text:s text:c="2"/>“Hello, &lt;Unknown&gt;”</text:p>
      <text:p text:style-name="P52">FI</text:p>
      <text:p text:style-name="P52">$Input</text:p>
      <text:p text:style-name="P52">“The Hello World script” Input CALL:MessageBox</text:p>
      <text:h text:style-name="P71" text:outline-level="3"><text:bookmark-start text:name="__RefHeading___Toc509_360127094"/>QuestionBox<text:bookmark-end text:name="__RefHeading___Toc509_360127094"/></text:h>
      <text:p text:style-name="P34">Shows a box with a question and returns the selected option (0 for button1, 1 for button2).</text:p>
      <text:p text:style-name="P51">; Title, question, button0 caption and button1 caption</text:p>
      <text:p text:style-name="P50">“Confirm action” “Do you want to do it?” “Yes” “No” CALL:QuestionBox</text:p>
      <text:p text:style-name="P50">IF “Action” “Done” ELSE “Action” “NOT done” FI</text:p>
      <text:p text:style-name="P50">CALL:MessageBox</text:p>
      <text:h text:style-name="P67" text:outline-level="2"><text:bookmark-start text:name="__RefHeading___Toc317_360127094"/>Selection<text:bookmark-end text:name="__RefHeading___Toc317_360127094"/></text:h>
      <text:p text:style-name="P19">These routines works with selections and selected text.</text:p>
      <text:h text:style-name="P73" text:outline-level="3"><text:bookmark-start text:name="__RefHeading___Toc445_360127094"/><text:soft-page-break/>CancelSelection<text:bookmark-end text:name="__RefHeading___Toc445_360127094"/></text:h>
      <text:p text:style-name="P15">It cancels any selection. <text:s/>No parameters.</text:p>
      <text:h text:style-name="P73" text:outline-level="3"><text:bookmark-start text:name="__RefHeading___Toc304_360127094"/>GetSelect<text:span text:style-name="T9">edText</text:span><text:bookmark-end text:name="__RefHeading___Toc304_360127094"/></text:h>
      <text:p text:style-name="P38">Pushes the currently selected text in the stack. <text:s/>No parameters.</text:p>
      <text:h text:style-name="P73" text:outline-level="3"><text:bookmark-start text:name="__RefHeading___Toc447_360127094"/>SelectionLength<text:bookmark-end text:name="__RefHeading___Toc447_360127094"/></text:h>
      <text:p text:style-name="P18">Pushes the selection length (in characters) to the stack. <text:s/>You can use it to know if there’s a selection. <text:s/>For example:</text:p>
      <text:p text:style-name="P46">; Be sure there’s something selected</text:p>
      <text:p text:style-name="P46">CALL:SelectionLength NOT IF CALL:SelectWord FI</text:p>
      <text:h text:style-name="P74" text:outline-level="3"><text:bookmark-start text:name="__RefHeading___Toc474_360127094"/>SelectLine<text:bookmark-end text:name="__RefHeading___Toc474_360127094"/></text:h>
      <text:p text:style-name="P26">Selects the line where the cursor is.</text:p>
      <text:h text:style-name="Heading_20_3" text:outline-level="3"><text:bookmark-start text:name="__RefHeading___Toc310_360127094"/>SelectWord<text:bookmark-end text:name="__RefHeading___Toc310_360127094"/></text:h>
      <text:p text:style-name="P17">Selects the word where the cursor is.</text:p>
      <text:h text:style-name="Heading_20_3" text:outline-level="3"><text:bookmark-start text:name="__RefHeading___Toc470_360127094"/>StartSelection<text:bookmark-end text:name="__RefHeading___Toc470_360127094"/></text:h>
      <text:p text:style-name="P25">Starts the selection mode. <text:s/>If user or the script move the cursor, then it will change the selected text.</text:p>
      <text:h text:style-name="Heading_20_3" text:outline-level="3"><text:bookmark-start text:name="__RefHeading___Toc472_360127094"/>StopSelection<text:bookmark-end text:name="__RefHeading___Toc472_360127094"/></text:h>
      <text:p text:style-name="P25">This stops the selection mode. <text:s/>If user or the script move the cursor, then selection will be canceled.</text:p>
      <text:h text:style-name="P68" text:outline-level="2"><text:bookmark-start text:name="__RefHeading___Toc538_360127094"/>Script<text:bookmark-end text:name="__RefHeading___Toc538_360127094"/></text:h>
      <text:p text:style-name="P30">Routines that helps with scripts.</text:p>
      <text:h text:style-name="P75" text:outline-level="3"><text:bookmark-start text:name="__RefHeading___Toc498_360127094"/>ClearMemory<text:bookmark-end text:name="__RefHeading___Toc498_360127094"/></text:h>
      <text:p text:style-name="P31">This will remove all variables form memory. <text:s/><text:span text:style-name="T24">You don’t need to do it always as the memory is cleaned everytime a script starts.</text:span></text:p>
      <text:h text:style-name="P76" text:outline-level="3"><text:bookmark-start text:name="__RefHeading___Toc500_360127094"/>ClearStack<text:bookmark-end text:name="__RefHeading___Toc500_360127094"/></text:h>
      <text:p text:style-name="P32">This will remove all data from stack. <text:s/><text:span text:style-name="T24">You don’t need to do it always as the memory is cleaned everytime a script starts.</text:span></text:p>
      <text:h text:style-name="P76" text:outline-level="3"><text:bookmark-start text:name="__RefHeading___Toc502_360127094"/>ExecuteScript<text:bookmark-end text:name="__RefHeading___Toc502_360127094"/></text:h>
      <text:p text:style-name="P33">This will load a script from the stack, then execute it.</text:p>
      <text:p text:style-name="P33">; <text:span text:style-name="T12">Silly script example.</text:span></text:p>
      <text:p text:style-name="P54">“’<text:span text:style-name="T12">Hello, World!’ CALL:MessageBox” CALL:Execute</text:span></text:p>
      <text:h text:style-name="P77" text:outline-level="3"><text:bookmark-start text:name="__RefHeading___Toc489_360127094"/><text:soft-page-break/>RunScrip<text:span text:style-name="T11">File</text:span><text:bookmark-end text:name="__RefHeading___Toc489_360127094"/></text:h>
      <text:p text:style-name="P29">Loads the script and runs it.</text:p>
      <text:p text:style-name="P54"><text:bookmark-start text:name="__RefHeading___Toc327_360127094"/>“script-path” CALL:RunScript<text:bookmark-end text:name="__RefHeading___Toc327_360127094"/></text:p>
      <text:h text:style-name="P76" text:outline-level="3"><text:bookmark-start text:name="__RefHeading___Toc540_360127094"/>UnsetHook<text:bookmark-end text:name="__RefHeading___Toc540_360127094"/></text:h>
      <text:p text:style-name="P11">Removes a hook routine.</text:p>
      <text:p text:style-name="P45">“<text:span text:style-name="T3">hook-name” CALL:</text:span>Uns<text:span text:style-name="T3">etHook</text:span></text:p>
      <text:h text:style-name="P76" text:outline-level="3"><text:bookmark-start text:name="__RefHeading___Toc283_360127094"/>SetHook<text:bookmark-end text:name="__RefHeading___Toc283_360127094"/></text:h>
      <text:p text:style-name="P11">Defines a hook routine.</text:p>
      <text:p text:style-name="P45">“hook-name” “routine-name” CALL:SetHook</text:p>
      <text:h text:style-name="P69" text:outline-level="2"><text:bookmark-start text:name="__RefHeading___Toc335_360127094"/>Source edition<text:bookmark-end text:name="__RefHeading___Toc335_360127094"/></text:h>
      <text:p text:style-name="Text_20_body">Routines to work with the source code that is being edited.</text:p>
      <text:p text:style-name="P22">See the “Selection” section for related routines.</text:p>
      <text:h text:style-name="P78" text:outline-level="3"><text:bookmark-start text:name="__RefHeading___Toc916_75464556"/>FileName<text:bookmark-end text:name="__RefHeading___Toc916_75464556"/></text:h>
      <text:p text:style-name="P40">Pushes the file name. <text:s/>It may be an empty string if it doesn’t has name (i.e. it is a new file).</text:p>
      <text:h text:style-name="P79" text:outline-level="3"><text:bookmark-start text:name="__RefHeading___Toc458_360127094"/>GetX<text:bookmark-end text:name="__RefHeading___Toc458_360127094"/></text:h>
      <text:p text:style-name="P23">Pushes the X position of the cursor.</text:p>
      <text:h text:style-name="Heading_20_3" text:outline-level="3"><text:bookmark-start text:name="__RefHeading___Toc460_360127094"/>GetY<text:bookmark-end text:name="__RefHeading___Toc460_360127094"/></text:h>
      <text:p text:style-name="P23">Pushes the line position of the cursor.</text:p>
      <text:h text:style-name="P80" text:outline-level="3"><text:bookmark-start text:name="__RefHeading___Toc449_360127094"/>InsertText<text:bookmark-end text:name="__RefHeading___Toc449_360127094"/></text:h>
      <text:p text:style-name="P14">Inserts the text in the current position, <text:span text:style-name="T8">or substitutes the selected text by the new text</text:span>.</text:p>
      <text:p text:style-name="P44">“Text” CALL:InsertText</text:p>
      <text:h text:style-name="Heading_20_3" text:outline-level="3"><text:bookmark-start text:name="__RefHeading___Toc462_360127094"/>MoveDown<text:bookmark-end text:name="__RefHeading___Toc462_360127094"/></text:h>
      <text:p text:style-name="P23">Moves cursor one line down.</text:p>
      <text:h text:style-name="Heading_20_3" text:outline-level="3"><text:bookmark-start text:name="__RefHeading___Toc476_360127094"/>MoveEnd<text:bookmark-end text:name="__RefHeading___Toc476_360127094"/></text:h>
      <text:p text:style-name="P27">Moves cursor to the end of the current line.</text:p>
      <text:h text:style-name="P81" text:outline-level="3"><text:bookmark-start text:name="__RefHeading___Toc515_360127094"/>MoveLeft<text:bookmark-end text:name="__RefHeading___Toc515_360127094"/></text:h>
      <text:p text:style-name="P24">Moves cursor one character left.</text:p>
      <text:h text:style-name="P81" text:outline-level="3"><text:bookmark-start text:name="__RefHeading___Toc468_360127094"/>MoveRight<text:bookmark-end text:name="__RefHeading___Toc468_360127094"/></text:h>
      <text:p text:style-name="P24">Moves cursor one character right.</text:p>
      <text:h text:style-name="P81" text:outline-level="3"><text:bookmark-start text:name="__RefHeading___Toc478_360127094"/><text:soft-page-break/>MoveStart<text:bookmark-end text:name="__RefHeading___Toc478_360127094"/></text:h>
      <text:p text:style-name="Text_20_body"><text:bookmark-start text:name="__RefHeading___Toc464_360127094"/>Moves cursor to the start of the current line.<text:bookmark-end text:name="__RefHeading___Toc464_360127094"/></text:p>
      <text:h text:style-name="P81" text:outline-level="3"><text:bookmark-start text:name="__RefHeading___Toc517_360127094"/>MoveUp<text:bookmark-end text:name="__RefHeading___Toc517_360127094"/></text:h>
      <text:p text:style-name="P23">Moves cursor one line up.</text:p>
      <text:h text:style-name="P82" text:outline-level="3"><text:bookmark-start text:name="__RefHeading___Toc483_360127094"/>SetX<text:bookmark-end text:name="__RefHeading___Toc483_360127094"/></text:h>
      <text:p text:style-name="P28">Moves cursor to the given column:</text:p>
      <text:p text:style-name="P49">; <text:span text:style-name="T10">Copy a word </text:span>but not change the cursor column.</text:p>
      <text:p text:style-name="P48">CALL:GetX #CursorX ; Get current position</text:p>
      <text:p text:style-name="P48">CALL:CancelSelection</text:p>
      <text:p text:style-name="P48">CALL:SelectWord CALL:GetSelection $Word ; Copy the word.</text:p>
      <text:p text:style-name="P48">CALL:CancelSelection CALL:StopSelection ; Just to be sure.</text:p>
      <text:p text:style-name="P48">CursorX CALL:SetX ; Restores cursor position.</text:p>
      <text:h text:style-name="P82" text:outline-level="3"><text:bookmark-start text:name="__RefHeading___Toc485_360127094"/>Set<text:span text:style-name="T10">Y</text:span><text:bookmark-end text:name="__RefHeading___Toc485_360127094"/></text:h>
      <text:p text:style-name="P28">Moves cursor to the given <text:span text:style-name="T10">row</text:span>:</text:p>
      <text:p text:style-name="P49">; <text:span text:style-name="T10">Copy the line above </text:span>but not change the cursor column.</text:p>
      <text:p text:style-name="P48">CALL:GetY #CursorY ; Get current position</text:p>
      <text:p text:style-name="P48">CALL:CancelSelection CALL:MoveUp ; Moves up.</text:p>
      <text:p text:style-name="P48">CALL:SelectLine CALL:GetSelection $Word ; Copy the line.</text:p>
      <text:p text:style-name="P48">CALL:CancelSelection CALL:StopSelection ; Just to be sure.</text:p>
      <text:p text:style-name="P48">CursorY CALL:SetY ; Restores cursor position.</text:p>
      <text:h text:style-name="P70" text:outline-level="2"><text:bookmark-start text:name="__RefHeading___Toc504_360127094"/>Strings<text:bookmark-end text:name="__RefHeading___Toc504_360127094"/></text:h>
      <text:p text:style-name="P20">Routines to work with texts and strings.</text:p>
      <text:h text:style-name="Heading_20_3" text:outline-level="3"><text:bookmark-start text:name="__RefHeading___Toc451_360127094"/><text:span text:style-name="T5">Lower</text:span>Case<text:bookmark-end text:name="__RefHeading___Toc451_360127094"/></text:h>
      <text:p text:style-name="P10">Returns an <text:span text:style-name="T5">lower</text:span>case version of a string.</text:p>
      <text:p text:style-name="P43">“string” CALL:<text:span text:style-name="T5">Lower</text:span>Case</text:p>
      <text:h text:style-name="P83" text:outline-level="3"><text:bookmark-start text:name="__RefHeading___Toc520_360127094"/>StrCat<text:bookmark-end text:name="__RefHeading___Toc520_360127094"/></text:h>
      <text:p text:style-name="P36">Concatenates two strings.</text:p>
      <text:p text:style-name="P53">“<text:span text:style-name="T6">str1” “str2” CALL:StrCat ; Returns “str1str2”.</text:span></text:p>
      <text:h text:style-name="Heading_20_3" text:outline-level="3"><text:bookmark-start text:name="__RefHeading___Toc453_360127094"/>StrComp<text:bookmark-end text:name="__RefHeading___Toc453_360127094"/></text:h>
      <text:p text:style-name="P13">Compares two strings, case sensitive. <text:s/><text:span text:style-name="T7">The result is</text:span>:</text:p>
      <text:list xml:id="list1286658839" text:style-name="L4">
        <text:list-item>
          <text:p text:style-name="P88">Negative when “str1”&lt;”str2”</text:p>
        </text:list-item>
        <text:list-item>
          <text:p text:style-name="P88">Zero when “str1” = “str2”</text:p>
        </text:list-item>
        <text:list-item>
          <text:p text:style-name="P88">Positive when “str1” &gt; “str2”</text:p>
        </text:list-item>
      </text:list>
      <text:p text:style-name="P47">“<text:span text:style-name="T6">str1” “str2” CALL:StrComp</text:span></text:p>
      <text:h text:style-name="Heading_20_3" text:outline-level="3"><text:bookmark-start text:name="__RefHeading___Toc291_360127094"/>StriComp<text:bookmark-end text:name="__RefHeading___Toc291_360127094"/></text:h>
      <text:p text:style-name="P13">Compares two strings, case insensitive. <text:s/><text:span text:style-name="T7">The result is</text:span>:</text:p>
      <text:list xml:id="list214739353816536" text:continue-numbering="true" text:style-name="L4">
        <text:list-item>
          <text:p text:style-name="P88">Negative when “str1”&lt;”str2”</text:p>
        </text:list-item>
        <text:list-item>
          <text:p text:style-name="P88"><text:soft-page-break/>Zero when “str1” = “str2”</text:p>
        </text:list-item>
        <text:list-item>
          <text:p text:style-name="P88">Positive when “str1” &gt; “str2”</text:p>
        </text:list-item>
      </text:list>
      <text:p text:style-name="P47">“<text:span text:style-name="T6">str1” “str2” CALL:StriComp</text:span></text:p>
      <text:h text:style-name="Heading_20_3" text:outline-level="3"><text:bookmark-start text:name="__RefHeading___Toc455_360127094"/>UpperCase<text:bookmark-end text:name="__RefHeading___Toc455_360127094"/></text:h>
      <text:p text:style-name="P10">Returns an uppercase version of a string.</text:p>
      <text:p text:style-name="P47">“string” CALL:UpperCas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9-20T12:38:19.174735418</meta:creation-date>
    <meta:generator>LibreOffice/6.3.5.2$Linux_X86_64 LibreOffice_project/30$Build-2</meta:generator>
    <dc:date>2020-03-24T21:47:38.039115815</dc:date>
    <meta:editing-duration>PT2H35M6S</meta:editing-duration>
    <meta:editing-cycles>74</meta:editing-cycles>
    <meta:document-statistic meta:table-count="0" meta:image-count="0" meta:object-count="0" meta:page-count="7" meta:paragraph-count="204" meta:word-count="1104" meta:character-count="6722" meta:non-whitespace-character-count="5811"/>
  </office:meta>
</office:document-meta>
</file>